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background-color="#faf6f1"/>
    </style:style>
    <style:style style:name="P2" style:family="paragraph" style:parent-style-name="Heading_20_4">
      <style:text-properties loext:padding="0in" loext:border="non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text-properties fo:background-color="#faf6f1"/>
    </style:style>
    <style:style style:name="P5" style:family="paragraph" style:parent-style-name="Text_20_body">
      <style:paragraph-properties fo:margin-top="0in" fo:margin-bottom="0in" style:contextual-spacing="false"/>
      <style:text-properties loext:padding="0in" loext:border="none"/>
    </style:style>
    <style:style style:name="P6" style:family="paragraph" style:parent-style-name="Text_20_body">
      <style:text-properties loext:padding="0in" loext:border="none"/>
    </style:style>
    <style:style style:name="T1" style:family="text">
      <style:text-properties officeooo:rsid="0020c5ff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elcome Home!</text:h>
      <text:p text:style-name="Text_20_body">some word about us</text:p>
      <text:h text:style-name="Heading_20_4" text:outline-level="4"><text:span text:style-name="T1">Tutatu </text:span>Homestay is located in seclusion amidst three hills in <text:span text:style-name="T1">Laikipia</text:span> in the <text:span text:style-name="T1">heart </text:span>of <text:span text:style-name="T1">Nanyuki</text:span>.</text:h>
      <text:p text:style-name="Text_20_body">Escape from the hustle and hassle of your everyday routine and come away to the <text:span text:style-name="T1">Tutatu </text:span>Homestay, where a serene world awaits you. Throw off all your worries and slip into the scenic, relaxed atmosphere and be pampered and rejuvenated.</text:p>
      <text:p text:style-name="Standard"/>
      <text:h text:style-name="P1" text:outline-level="4">Featured Facilities</text:h>
      <text:p text:style-name="P4">Everything you need right at Home</text:p>
      <text:h text:style-name="P1" text:outline-level="4">24/7 Security</text:h>
      <text:p text:style-name="P4">We take safety seriously through our dedicated team that stands watch. </text:p>
      <text:h text:style-name="P1" text:outline-level="4">Free Wifi</text:h>
      <text:p text:style-name="P4">All rooms have good high speed Wi-Fi connectivity. watch. 24/7. </text:p>
      <text:h text:style-name="P1" text:outline-level="4">Washer Dryer</text:h>
      <text:p text:style-name="P4">With three workout facilities, it's easy to stay active all year.watch. 24/7. </text:p>
      <text:h text:style-name="P1" text:outline-level="4">Animal &amp; Pet care</text:h>
      <text:p text:style-name="P4">Everyday chores made easier equals more time for living.watch. 24/7. </text:p>
      <text:h text:style-name="P2" text:outline-level="4">Things To Do</text:h>
      <text:p text:style-name="P5">All activities at the ami Homestay</text:p>
      <text:section text:style-name="Sect1" text:name="image-form_7065747642939604">
        <text:h text:style-name="Heading_20_4" text:outline-level="4">Outdoor BBQ</text:h>
        <text:p text:style-name="P6">Ami Homestay outdoor BBQ tour is a truly unique &amp; interactive experience.</text:p>
      </text:section>
      <text:section text:style-name="Sect1" text:name="image-form_9897742199103418">
        <text:h text:style-name="P2" text:outline-level="4">Nature Walk</text:h>
        <text:p text:style-name="P6">Stroll around and fill your lungs with pure oxygen.</text:p>
      </text:section>
      <text:section text:style-name="Sect1" text:name="image-form_20656841370090568">
        <text:h text:style-name="P2" text:outline-level="4">Lake Swimming</text:h>
        <text:p text:style-name="P6">The water is very clean, fresh and safe, best for your health.</text:p>
      </text:section>
      <text:h text:style-name="Heading_20_2" text:outline-level="2">Why Choose Us</text:h>
      <text:p text:style-name="Text_20_body">Best amenities at the best price</text:p>
      <text:p text:style-name="Text_20_body">We pride ourselves on a high standard of friendly cheerful service which cafers to the needs of the whole family.</text:p>
      <text:h text:style-name="Heading_20_4" text:outline-level="4"><text:soft-page-break/>Free high speed wifi</text:h>
      <text:h text:style-name="Heading_20_4" text:outline-level="4">Well equipped kitchen</text:h>
      <text:h text:style-name="Heading_20_4" text:outline-level="4">Parking</text:h>
      <text:h text:style-name="Heading_20_4" text:outline-level="4">Outdoor BBQ area</text:h>
      <text:h text:style-name="Heading_20_4" text:outline-level="4">Well furnished rooms</text:h>
      <text:h text:style-name="Heading_20_4" text:outline-level="4">Swimming pool</text:h>
      <text:h text:style-name="Heading_20_4" text:outline-level="4">Free breakfast</text:h>
      <text:h text:style-name="Heading_20_4" text:outline-level="4">Animals &amp; Pets Care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09:56:01.790185155</meta:creation-date>
    <dc:date>2022-11-01T01:30:30.766668029</dc:date>
    <meta:editing-duration>PT1H4M5S</meta:editing-duration>
    <meta:editing-cycles>1</meta:editing-cycles>
    <meta:document-statistic meta:table-count="0" meta:image-count="0" meta:object-count="0" meta:page-count="2" meta:paragraph-count="33" meta:word-count="222" meta:character-count="1300" meta:non-whitespace-character-count="1107"/>
    <meta:generator>LibreOffice/7.3.6.2$Linux_X86_64 LibreOffice_project/30$Build-2</meta:generator>
  </office:meta>
</office:document-meta>
</file>